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style:text-properties style:font-name="Liberation Serif"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4"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7"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28"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29" style:family="paragraph" style:parent-style-name="Standard">
      <style:paragraph-properties fo:line-height="200%" fo:text-align="start" style:justify-single-word="false" fo:break-before="page"/>
      <style:text-properties style:font-name="Liberation Serif" fo:font-size="12pt" fo:font-weight="bold" officeooo:rsid="0015570c" officeooo:paragraph-rsid="0015570c" style:font-size-asian="10.5pt" style:font-weight-asian="bold" style:font-size-complex="12pt" style:font-weight-complex="bold"/>
    </style:style>
    <style:style style:name="P30"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31" style:family="paragraph" style:parent-style-name="Standard">
      <style:paragraph-properties fo:line-height="200%" fo:text-align="start" style:justify-single-word="false" fo:break-before="page"/>
      <style:text-properties style:font-name="Liberation Serif" fo:font-size="12pt" fo:font-weight="bold" officeooo:rsid="001c738a" officeooo:paragraph-rsid="001c738a" style:font-size-asian="10.5pt" style:font-weight-asian="bold" style:font-size-complex="12pt" style:font-weight-complex="bold"/>
    </style:style>
    <style:style style:name="P32"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1fc992" style:font-size-asian="10.5pt" style:font-weight-asian="bold" style:font-size-complex="12pt" style:font-weight-complex="bold"/>
    </style:style>
    <style:style style:name="P33"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4" style:family="paragraph" style:parent-style-name="Standard">
      <style:paragraph-properties fo:line-height="200%" fo:text-align="start" style:justify-single-word="false"/>
      <style:text-properties style:font-name="Liberation Serif" officeooo:paragraph-rsid="0017507e"/>
    </style:style>
    <style:style style:name="P35"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6"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7"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8"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39"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40"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41" style:family="paragraph" style:parent-style-name="Standard">
      <style:paragraph-properties fo:line-height="200%" fo:text-align="start" style:justify-single-word="false"/>
      <style:text-properties officeooo:paragraph-rsid="0040a259"/>
    </style:style>
    <style:style style:name="P42" style:family="paragraph" style:parent-style-name="Standard">
      <style:paragraph-properties fo:line-height="200%" fo:text-align="start" style:justify-single-word="false"/>
      <style:text-properties officeooo:paragraph-rsid="0043f042"/>
    </style:style>
    <style:style style:name="P43" style:family="paragraph" style:parent-style-name="Standard">
      <style:paragraph-properties fo:line-height="200%" fo:text-align="start" style:justify-single-word="false"/>
      <style:text-properties officeooo:paragraph-rsid="004f14b4"/>
    </style:style>
    <style:style style:name="P44" style:family="paragraph" style:parent-style-name="Standard">
      <style:paragraph-properties fo:line-height="200%" fo:text-align="start" style:justify-single-word="false"/>
      <style:text-properties officeooo:paragraph-rsid="005c993b"/>
    </style:style>
    <style:style style:name="P45" style:family="paragraph" style:parent-style-name="Standard">
      <style:paragraph-properties fo:line-height="200%" fo:text-align="start" style:justify-single-word="false"/>
      <style:text-properties officeooo:paragraph-rsid="0060a423"/>
    </style:style>
    <style:style style:name="P46" style:family="paragraph" style:parent-style-name="Standard">
      <style:paragraph-properties fo:line-height="200%" fo:text-align="start" style:justify-single-word="false"/>
      <style:text-properties officeooo:paragraph-rsid="00662592"/>
    </style:style>
    <style:style style:name="P47" style:family="paragraph" style:parent-style-name="Standard">
      <style:paragraph-properties fo:line-height="200%" fo:text-align="start" style:justify-single-word="false"/>
      <style:text-properties officeooo:paragraph-rsid="007043b9"/>
    </style:style>
    <style:style style:name="P48" style:family="paragraph" style:parent-style-name="Standard">
      <style:paragraph-properties fo:line-height="200%" fo:text-align="start" style:justify-single-word="false"/>
      <style:text-properties officeooo:paragraph-rsid="0071f370"/>
    </style:style>
    <style:style style:name="P49" style:family="paragraph" style:parent-style-name="Standard">
      <style:paragraph-properties fo:line-height="200%" fo:text-align="start" style:justify-single-word="false"/>
      <style:text-properties officeooo:paragraph-rsid="00741b1c"/>
    </style:style>
    <style:style style:name="P50" style:family="paragraph" style:parent-style-name="Standard">
      <style:paragraph-properties fo:line-height="200%" fo:text-align="start" style:justify-single-word="false"/>
      <style:text-properties officeooo:rsid="0038a144" officeooo:paragraph-rsid="0039ebc6"/>
    </style:style>
    <style:style style:name="P51" style:family="paragraph" style:parent-style-name="Standard">
      <style:paragraph-properties fo:line-height="200%" fo:text-align="start" style:justify-single-word="false"/>
      <style:text-properties officeooo:rsid="004291e1" officeooo:paragraph-rsid="0042df8f"/>
    </style:style>
    <style:style style:name="P52" style:family="paragraph" style:parent-style-name="Standard">
      <style:paragraph-properties fo:line-height="200%" fo:text-align="start" style:justify-single-word="false"/>
      <style:text-properties officeooo:rsid="007dbc11" officeooo:paragraph-rsid="007dbc11"/>
    </style:style>
    <style:style style:name="P53" style:family="paragraph" style:parent-style-name="Standard">
      <style:paragraph-properties fo:line-height="200%" fo:text-align="start" style:justify-single-word="false"/>
      <style:text-properties officeooo:rsid="007dbc11" officeooo:paragraph-rsid="007f623c"/>
    </style:style>
    <style:style style:name="P54"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76ddd5" style:font-size-asian="12pt" style:font-weight-asian="normal" style:font-size-complex="12pt" style:font-weight-complex="normal"/>
    </style:style>
    <style:style style:name="P55"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56" style:family="paragraph" style:parent-style-name="Standard">
      <style:paragraph-properties fo:line-height="200%" fo:text-align="start" style:justify-single-word="false"/>
      <style:text-properties style:font-name="Liberation Serif" fo:font-size="12pt" fo:font-weight="normal" officeooo:rsid="007dbc11" officeooo:paragraph-rsid="007dbc11" style:font-size-asian="10.5pt" style:font-weight-asian="normal" style:font-size-complex="12pt" style:font-weight-complex="normal"/>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style:text-position="super 58%" officeooo:rsid="008148b4"/>
    </style:style>
    <style:style style:name="T53" style:family="text">
      <style:text-properties officeooo:rsid="0037a93d"/>
    </style:style>
    <style:style style:name="T54" style:family="text">
      <style:text-properties officeooo:rsid="0038a144"/>
    </style:style>
    <style:style style:name="T55" style:family="text">
      <style:text-properties officeooo:rsid="003b5221"/>
    </style:style>
    <style:style style:name="T56" style:family="text">
      <style:text-properties officeooo:rsid="003bcbd1"/>
    </style:style>
    <style:style style:name="T57" style:family="text">
      <style:text-properties officeooo:rsid="003d14e4"/>
    </style:style>
    <style:style style:name="T58" style:family="text">
      <style:text-properties fo:font-style="normal" style:font-style-asian="normal" style:font-style-complex="normal"/>
    </style:style>
    <style:style style:name="T59" style:family="text">
      <style:text-properties fo:font-style="normal" officeooo:rsid="00411a91" style:font-style-asian="normal" style:font-style-complex="normal"/>
    </style:style>
    <style:style style:name="T60" style:family="text">
      <style:text-properties fo:font-style="normal" officeooo:rsid="003f44fc" style:font-style-asian="normal" style:font-style-complex="normal"/>
    </style:style>
    <style:style style:name="T61" style:family="text">
      <style:text-properties fo:font-style="normal" officeooo:rsid="004f14b4" style:font-style-asian="normal" style:font-style-complex="normal"/>
    </style:style>
    <style:style style:name="T62" style:family="text">
      <style:text-properties fo:font-style="normal" officeooo:rsid="005c993b" style:font-style-asian="normal" style:font-style-complex="normal"/>
    </style:style>
    <style:style style:name="T63" style:family="text">
      <style:text-properties officeooo:rsid="00438826"/>
    </style:style>
    <style:style style:name="T64" style:family="text">
      <style:text-properties officeooo:rsid="004713f8"/>
    </style:style>
    <style:style style:name="T65" style:family="text">
      <style:text-properties officeooo:rsid="004aa506"/>
    </style:style>
    <style:style style:name="T66" style:family="text">
      <style:text-properties officeooo:rsid="004cabdc"/>
    </style:style>
    <style:style style:name="T67" style:family="text">
      <style:text-properties officeooo:rsid="004d2f86"/>
    </style:style>
    <style:style style:name="T68" style:family="text">
      <style:text-properties officeooo:rsid="004edd98"/>
    </style:style>
    <style:style style:name="T69" style:family="text">
      <style:text-properties officeooo:rsid="004f082e"/>
    </style:style>
    <style:style style:name="T70" style:family="text">
      <style:text-properties officeooo:rsid="005c107d"/>
    </style:style>
    <style:style style:name="T71" style:family="text">
      <style:text-properties officeooo:rsid="00634950"/>
    </style:style>
    <style:style style:name="T72" style:family="text">
      <style:text-properties officeooo:rsid="00662592"/>
    </style:style>
    <style:style style:name="T73" style:family="text">
      <style:text-properties officeooo:rsid="00666807"/>
    </style:style>
    <style:style style:name="T74" style:family="text">
      <style:text-properties officeooo:rsid="0069a83d"/>
    </style:style>
    <style:style style:name="T75" style:family="text">
      <style:text-properties officeooo:rsid="006b1f30"/>
    </style:style>
    <style:style style:name="T76" style:family="text">
      <style:text-properties officeooo:rsid="006bc4d3"/>
    </style:style>
    <style:style style:name="T77" style:family="text">
      <style:text-properties officeooo:rsid="006c1803"/>
    </style:style>
    <style:style style:name="T78" style:family="text">
      <style:text-properties officeooo:rsid="006cba9d"/>
    </style:style>
    <style:style style:name="T79" style:family="text">
      <style:text-properties officeooo:rsid="007043b9"/>
    </style:style>
    <style:style style:name="T80" style:family="text">
      <style:text-properties officeooo:rsid="0071f370"/>
    </style:style>
    <style:style style:name="T81" style:family="text">
      <style:text-properties officeooo:rsid="00727da3"/>
    </style:style>
    <style:style style:name="T82" style:family="text">
      <style:text-properties officeooo:rsid="003f44fc"/>
    </style:style>
    <style:style style:name="T83" style:family="text">
      <style:text-properties fo:font-size="16pt" style:font-size-asian="16pt" style:font-size-complex="16pt"/>
    </style:style>
    <style:style style:name="T84" style:family="text">
      <style:text-properties officeooo:rsid="0076ddd5"/>
    </style:style>
    <style:style style:name="T85" style:family="text">
      <style:text-properties officeooo:rsid="00781089"/>
    </style:style>
    <style:style style:name="T86" style:family="text">
      <style:text-properties officeooo:rsid="007abdbb"/>
    </style:style>
    <style:style style:name="T87" style:family="text">
      <style:text-properties officeooo:rsid="007dbc11"/>
    </style:style>
    <style:style style:name="T88" style:family="text">
      <style:text-properties officeooo:rsid="008148b4"/>
    </style:style>
    <style:style style:name="T89" style:family="text">
      <style:text-properties officeooo:rsid="0081ebc0"/>
    </style:style>
    <style:style style:name="T90" style:family="text">
      <style:text-properties officeooo:rsid="008271c0"/>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7"/>
      <text:p text:style-name="P7"/>
      <text:p text:style-name="P7">Wycliffe Atswenje Sikolia</text:p>
      <text:p text:style-name="P7"/>
      <text:p text:style-name="P7"/>
      <text:p text:style-name="P7"/>
      <text:p text:style-name="P7">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6"/>
      <text:p text:style-name="P6"/>
      <text:p text:style-name="P8">2022</text:p>
      <text:p text:style-name="P9"/>
      <text:p text:style-name="P9"/>
      <text:p text:style-name="P9"/>
      <text:p text:style-name="P29">DECLARATION</text:p>
      <text:p text:style-name="P10">This research proposal is my own work and has not been presented elsewhere for a degree award.</text:p>
      <text:p text:style-name="P10"/>
      <text:p text:style-name="P10">Signature ................................................… <text:s text:c="24"/>Date <text:s/>…..............................................</text:p>
      <text:p text:style-name="P12">Wycliffe Atswenje Sikolia</text:p>
      <text:p text:style-name="P13">SCB384-3284/2013</text:p>
      <text:p text:style-name="P10"/>
      <text:p text:style-name="P30">Declaration by supervisors.</text:p>
      <text:p text:style-name="P10">This research proposal has been submitted for examination with our approval as university supervisors.</text:p>
      <text:p text:style-name="P10"/>
      <text:p text:style-name="P10">Signature ...............................……………. <text:s text:c="24"/>Date .....................................……….</text:p>
      <text:p text:style-name="P34"><text:span text:style-name="T3">Professor </text:span>Anthony Gichuhi Waititu</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0"/>
      <text:p text:style-name="P10">Signature ...............................……………. <text:s text:c="24"/>Date ..........................………………</text:p>
      <text:p text:style-name="P10"><text:span text:style-name="T5">Dr</text:span>. Anthony Kibera Wanjoya</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1"/>
      <text:p text:style-name="P11"/>
      <text:p text:style-name="P11"/>
      <text:p text:style-name="P11"/>
      <text:p text:style-name="P11"/>
      <text:p text:style-name="P31">DE<text:span text:style-name="T11">DICATION</text:span></text:p>
      <text:p text:style-name="P15">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ACKNOWLEDGMENT</text:p>
      <text:p text:style-name="P14">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4"/>
      <text:p text:style-name="P14"/>
      <text:p text:style-name="P14"/>
      <text:p text:style-name="P14"/>
      <text:p text:style-name="P14"/>
      <text:p text:style-name="P14"/>
      <text:p text:style-name="P14"/>
      <text:p text:style-name="P33"><text:span text:style-name="T10">ABSTRACT</text:span><text:span text:style-name="T9"> </text:span></text:p>
      <text:p text:style-name="P15"/>
      <text:p text:style-name="P15"/>
      <text:p text:style-name="P15"/>
      <text:p text:style-name="P15"/>
      <text:p text:style-name="P11"/>
      <text:p text:style-name="P11"/>
      <text:p text:style-name="P11"/>
      <text:p text:style-name="P11"/>
      <text:p text:style-name="P11"/>
      <text:p text:style-name="P11"/>
      <text:p text:style-name="P35">Chapter One</text:p>
      <text:p text:style-name="P36">Introduction</text:p>
      <text:p text:style-name="P37">1.1 Background of Study</text:p>
      <text:p text:style-name="P16"><text:tab/><text:span text:style-name="T12">The emergence of big data has disrupted technology. </text:span><text:span text:style-name="T50">Critical to the discussion is the fact that the data science is </text:span><text:span text:style-name="T53">one of the best professions of the big data era</text:span><text:span text:style-name="T50">. As evidenced, Davenport and Patil (2012) published an article </text:span><text:span text:style-name="T53">arguing that data science is the sexiest job of the century. In a different publication, </text:span><text:span text:style-name="T12">Vicario and Coleman (2018) </text:span><text:span text:style-name="T53">mention that data scientists </text:span><text:span text:style-name="T56">work in industries such as </text:span><text:span text:style-name="T53">technology, production industries, e-commerce, and even agriculture. </text:span><text:span text:style-name="T57">Clearly, the need for skilled personnel in data science is growing at an alarming rate, which has resulted in a lot of competition among giant companies in technology. </text:span><text:span text:style-name="T56">This has led to innovations such</text:span><text:span text:style-name="T54"> as speech recognition</text:span><text:span text:style-name="T56">(siri) by apple, image detection by Google, </text:span><text:span text:style-name="T54">and </text:span><text:span text:style-name="T56">video recommendation from YouTube.</text:span><text:span text:style-name="T54"> </text:span><text:span text:style-name="T64">Indeed, giant technology companies are consuming big data to create applications that are are revolutionizing the world. </text:span><text:span text:style-name="T55">These recent innovations prove that </text:span><text:span text:style-name="T64">data science is growing rapidly and that the world is yet </text:span><text:span text:style-name="T55"><text:s/>to see additional applications that will consume big data. </text:span></text:p>
      <text:p text:style-name="P42"><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20"><text:soft-page-break/></text:p>
      <text:p text:style-name="P20"/>
      <text:p text:style-name="P21"><text:tab/><text:span text:style-name="T65">Indeed, huge technology companies such as Google and Apple have developed world class applications that have enabled them to enjoy a competitive advantage over other companies. <text:s/></text:span><text:span text:style-name="T66">T</text:span><text:span text:style-name="T65">hese data science applications (from Google and Apple) have been made possible by techniques such as support vector machines, random forests, decision trees, and neural networks. </text:span><text:span text:style-name="T66">The term neural network refers to a connection of layers comprising of units called perceptrons, which is made up of an input layer (the predictor variables), a processing unit, and an output layer. </text:span><text:span text:style-name="T69">T</text:span><text:span text:style-name="T67">he processing unit could comprise of one or more hidden layers. That said, </text:span><text:span text:style-name="T66">deep learning </text:span><text:span text:style-name="T67">occurs when </text:span><text:span text:style-name="T66">a neural network </text:span><text:span text:style-name="T67">is created </text:span><text:span text:style-name="T66">with more than one hidden layer. </text:span><text:span text:style-name="T68">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45"><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4"/>
      <text:p text:style-name="P4">1.2 Problem <text:span text:style-name="T81">S</text:span>tatement</text:p>
      <text:p text:style-name="P49"><text:span text:style-name="T16"><text:tab/></text:span><text:span text:style-name="T77">As already mentioned, deep learning has enabled researchers to develop facial recognition systems. However, most of the developed solutions were created in European countries </text:span><text:span text:style-name="T78">implying facial recognition based on African faces are yet to be developed. </text:span><text:span text:style-name="T79">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0">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49"><text:span text:style-name="T44">1.</text:span><text:span text:style-name="T45">3</text:span><text:span text:style-name="T44"> Justification of the study</text:span></text:p>
      <text:p text:style-name="P17"><text:span text:style-name="T71"><text:tab/>B</text:span><text:span text:style-name="T82">lahnik </text:span><text:span text:style-name="T63">and </text:span><text:span text:style-name="T82">Schindelbeck </text:span><text:span text:style-name="T63">(2021) argue that </text:span>some 2 trillion pictures will likely be taken <text:span text:style-name="T63">every</text:span> year, which is twice as <text:span text:style-name="T63">much</text:span> compared with five years <text:span text:style-name="T63">ago and</text:span> <text:span text:style-name="T63">a</text:span>n upwards of 90% of them are taken using a smartphone<text:span text:style-name="T71">s</text:span>. <text:span text:style-name="T73">In another study, Dermawi and Tolle (2019) reveal that most downloaded applications from Google Play Store as of August 2018 were in the photography category. </text:span><text:span text:style-name="T63"><text:s/></text:span><text:span text:style-name="T76">It follows that managing and perusing through images and videos stored in a smartphone could be a daunting task. </text:span><text:span text:style-name="T74">For instance, </text:span><text:span text:style-name="T76">consider </text:span><text:span text:style-name="T74">a smartphone user with an estimated 5 gigabytes of images and videos, </text:span><text:span text:style-name="T76">such a person </text:span><text:span text:style-name="T74">will find it frustrating to scroll through the images and videos </text:span><text:span text:style-name="T75">looking for pictures and videos belonging to a particular person. </text:span><text:span text:style-name="T76">Moreover, smartphone users tend to have images and videos of their close family members stored. Critical to the discussion is the truth that close family members tend to have resembling faces. </text:span><text:span text:style-name="T63">Th</text:span><text:span text:style-name="T76">u</text:span><text:span text:style-name="T63">s, </text:span><text:span text:style-name="T76">researchers should develop tools that can help smartphone users </text:span><text:span text:style-name="T77">peruse through images and videos efficiently.</text:span></text:p>
      <text:p text:style-name="P38"><text:soft-page-break/>1.4 <text:span text:style-name="T83">OBJECTIVES OF THE STUDY</text:span></text:p>
      <text:p text:style-name="P39">1.4.1 General <text:span text:style-name="T84">O</text:span>bjective</text:p>
      <text:p text:style-name="P27">To create a deep learning model that can detect African faces using smartphone images</text:p>
      <text:p text:style-name="P40">1.4.2 Specific Objectives</text:p>
      <text:list xml:id="list1009335061" text:style-name="L1">
        <text:list-item>
          <text:p text:style-name="P54">To use convolutional neural networks to build a model that can detect faces given a list of smartphone images.</text:p>
        </text:list-item>
        <text:list-item>
          <text:p text:style-name="P54">To use <text:span text:style-name="T85">recurrent </text:span>neural networks to build a model that can detect faces given a list of smartphone images.</text:p>
        </text:list-item>
        <text:list-item>
          <text:p text:style-name="P54">To use <text:span text:style-name="T85">long short term memory</text:span> neural networks to build a model that can detect faces given a list of smartphone images.</text:p>
        </text:list-item>
        <text:list-item>
          <text:p text:style-name="P55">To compare the performance of convolutional, recurrent, and long short term memory neural on African faces from smartphone pictures.</text:p>
        </text:list-item>
      </text:list>
      <text:p text:style-name="P5">1.5 Significance of The Study</text:p>
      <text:p text:style-name="P28"><text:tab/><text:span text:style-name="T86">Apparently, there is a lot of literature on the subject of facial recognition but that is not enough. </text:span><text:span text:style-name="T87">This owes to the truth that Marks (2021) cites two cases where people of color were wrongfully arrested because of a </text:span><text:span text:style-name="T89">racially </text:span><text:span text:style-name="T87">biased facial recognition </text:span><text:span text:style-name="T89">system</text:span><text:span text:style-name="T87">. </text:span><text:span text:style-name="T88">In a different study, Leslie (2020) argues that racial bias in photographs is a problem that began as early as the 19</text:span><text:span text:style-name="T52">th</text:span><text:span text:style-name="T88"> century. The same author further mentions that the topical facial recognition systems are still racial biased. It is important to note that the current </text:span><text:span text:style-name="T89">facial recognition systems </text:span><text:span text:style-name="T88"><text:s/></text:span><text:span text:style-name="T89">were created from celebrity images but none of them dared to use images collected from Smartphones. </text:span><text:span text:style-name="T90">Moreover, the current facial recognition systems were created using one hundred and twenty eight variables. It follows that this proposal will contribute to the existing knowledge by creating a facial recognition system using forty two variables, African faces, and images taken using smartphones.</text:span></text:p>
      <text:p text:style-name="P28"/>
      <text:p text:style-name="P28"><text:soft-page-break/></text:p>
      <text:p text:style-name="P28"/>
      <text:p text:style-name="P28"/>
      <text:p text:style-name="P28"/>
      <text:p text:style-name="P3">References</text:p>
      <text:p text:style-name="P22">Blahnik, V. &amp; Schindelbeck, O. (2021). Smartphone <text:span text:style-name="T72">I</text:span>maging <text:span text:style-name="T72">T</text:span>echnology and its <text:span text:style-name="T72">A</text:span>pplications. </text:p>
      <text:p text:style-name="P51"><text:span text:style-name="T13"><text:tab/></text:span><text:span text:style-name="T38">Advanced Optical Technologies, 10(3), 145-232</text:span><text:span text:style-name="T13">. https://doi.org/10.1515/aot-2021-0023</text:span></text:p>
      <text:p text:style-name="P50"><text:span text:style-name="T14">D</text:span><text:span text:style-name="T13">avenport, H. T., and Patil, J. D. (2012). Data Scientist:The Sexiest Job of the 21</text:span><text:span text:style-name="T51">st</text:span><text:span text:style-name="T13"> Century. Harvard </text:span></text:p>
      <text:p text:style-name="P25"><text:tab/>Business Review. Retrieved from: https://hbr.org/2012/10/data-scientist-the-sexiest-job-of-t<text:tab/>he-21st-century.</text:p>
      <text:p text:style-name="P26">Dermawi, R., and Tolle, H. (2019). <text:s/>What Factors Influence Users to Install a Photography-</text:p>
      <text:p text:style-name="P46"><text:span text:style-name="T33"><text:tab/>Category Application to their Android Smartphone? </text:span><text:span text:style-name="T39">In</text:span><text:span text:style-name="T46">ternational Journal of Interactive <text:tab/>Mobile Technologies, </text:span>13(02): 4-<text:span text:style-name="T87">12</text:span>. <text:span text:style-name="T73">https://doi</text:span>:10.3991/ijim.v13i02.6726</text:p>
      <text:p text:style-name="P44"><text:span text:style-name="T59">F</text:span><text:span text:style-name="T62">u, X. (2021). Design of Facial Recognition System Based on Visual Communication Effect. <text:tab/></text:span><text:span text:style-name="T49">Computational Intelligence and Neuroscience</text:span><text:span text:style-name="T62">, </text:span><text:span text:style-name="T58">2021(4): 1-9</text:span><text:span text:style-name="T62">. <text:tab/>https://doi.org/10.1155/2021/1539596</text:span></text:p>
      <text:p text:style-name="P43"><text:span text:style-name="T59">H</text:span><text:span text:style-name="T61">inton, E. G., Osindero, O., and Teh, Y. (2006). </text:span><text:span text:style-name="T58">A Fast Learning Algorithm for Deep Belief Nets</text:span><text:span text:style-name="T61">. </text:span></text:p>
      <text:p text:style-name="P43"><text:span text:style-name="T61"><text:tab/></text:span><text:span text:style-name="T48">Neural Computation, </text:span><text:span text:style-name="T61">18(7): 1527-54. https://doi:10.1162/neco.2006.18.7.1527</text:span></text:p>
      <text:p text:style-name="P53"><text:span text:style-name="T34">Leslie, D. (2020). Understanding bias in facial recognition technologies: an explainer. </text:span><text:span text:style-name="T40">The Alan </text:span></text:p>
      <text:p text:style-name="P53"><text:span text:style-name="T40"><text:tab/>Turing Institute</text:span><text:span text:style-name="T34">. https://doi.org/10.5281/zenodo.4050457 </text:span></text:p>
      <text:p text:style-name="P52"><text:span text:style-name="T34">M</text:span><text:span text:style-name="T13">arks, P. (2021).Can the Biases in Facial Recognition Be Fixed; <text:s/>Also, Should They?</text:span></text:p>
      <text:p text:style-name="P56"><text:tab/>Communications of The ACM, 64(3): 20-22. https://dx.doi.org/10.1145/3446877</text:p>
      <text:p text:style-name="P47"><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3">Ranjan, A., Behera, N. J., and Reza. M. (2020). <text:span text:style-name="T46">A Parallel Approach for Real-Time Face</text:span></text:p>
      <text:p text:style-name="P23"><text:span text:style-name="T46"><text:tab/>Recognition from a Large Database</text:span>. <text:span text:style-name="T70">Retrieved from: https://arxiv.org/pdf/2011.00443.pdf</text:span></text:p>
      <text:p text:style-name="P48"><text:soft-page-break/><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1">10.1007/s41019-016-0022-0</text:span></text:p>
      <text:p text:style-name="P19">Vicario, G., and Coleman, S. (2018). A Review of Data Science in Business and Industry and a </text:p>
      <text:p text:style-name="P41"><text:span text:style-name="T14"><text:tab/>Future Review. </text:span><text:span text:style-name="T46">Applied Stochastic Models in Business and Industry, </text:span><text:span text:style-name="T60">36(1), 6-18</text:span><text:span text:style-name="T47">. </text:span></text:p>
      <text:p text:style-name="P41"><text:span text:style-name="T47"><text:tab/></text:span><text:span text:style-name="T60">https://</text:span><text:span text:style-name="T59">doi</text:span><text:span text:style-name="T42">:10.1002/asmb.2488</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07T08:15:30.360855597</dc:date>
    <meta:editing-duration>PT3H57M7S</meta:editing-duration>
    <meta:editing-cycles>27</meta:editing-cycles>
    <meta:generator>LibreOffice/7.2.5.2$Linux_X86_64 LibreOffice_project/20$Build-2</meta:generator>
    <meta:document-statistic meta:table-count="0" meta:image-count="0" meta:object-count="0" meta:page-count="12" meta:paragraph-count="66" meta:word-count="1887" meta:character-count="12798" meta:non-whitespace-character-count="10867"/>
  </office:meta>
</office:document-meta>
</file>